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3.472cm"/>
    </style:style>
    <style:style style:name="gr2" style:family="graphic" style:parent-style-name="standard">
      <style:graphic-properties draw:stroke="solid" svg:stroke-color="#000000" draw:fill="none" draw:fill-color="#ffffff" fo:min-height="20.201cm"/>
    </style:style>
    <style:style style:name="gr3" style:family="graphic" style:parent-style-name="standard">
      <style:graphic-properties draw:stroke="solid" svg:stroke-color="#000000" draw:fill="none" draw:fill-color="#ffffff" fo:min-height="9.244cm"/>
    </style:style>
    <style:style style:name="gr4" style:family="graphic" style:parent-style-name="standard">
      <style:graphic-properties draw:stroke="solid" svg:stroke-color="#000000" draw:fill="none" draw:fill-color="#ffffff" fo:min-height="2.93cm"/>
    </style:style>
    <style:style style:name="gr5" style:family="graphic" style:parent-style-name="standard">
      <style:graphic-properties draw:stroke="solid" svg:stroke-color="#000000" draw:fill="none" draw:fill-color="#ffffff" fo:min-height="3.745c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◾">
        <style:list-level-properties text:min-label-width="0.61cm"/>
        <style:text-properties fo:font-family="Cantarell" style:font-style-name="Regular" style:use-window-font-color="true" fo:font-size="45%"/>
      </text:list-level-style-bullet>
      <text:list-level-style-bullet text:level="2" text:bullet-char="▶">
        <style:list-level-properties text:space-before="0.6cm" text:min-label-width="0.61cm"/>
        <style:text-properties fo:font-family="Cantarell" style:font-style-name="Regular" style:use-window-font-color="true" fo:font-size="45%"/>
      </text:list-level-style-bullet>
      <text:list-level-style-bullet text:level="3" text:bullet-char="‐">
        <style:list-level-properties text:space-before="1.2cm" text:min-label-width="0.61cm"/>
        <style:text-properties fo:font-family="Cantarell" style:font-style-name="Regular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15cm" svg:height="23.722cm" svg:x="1.635cm" svg:y="1.535cm">
          <draw:text-box>
            <text:p><text:span text:style-name="T1">index</text:span></text:p>
            <text:list text:style-name="L2">
              <text:list-item>
                <text:p>Imports</text:p>
                <text:list>
                  <text:list-item>
                    <text:p>Hom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633cm" svg:height="20.451cm" svg:x="2.036cm" svg:y="4.044cm">
          <draw:text-box>
            <text:p><text:span text:style-name="T1">Home</text:span></text:p>
            <text:list text:style-name="L2">
              <text:list-item>
                <text:p>Imports</text:p>
                <text:list>
                  <text:list-item>
                    <text:p>World</text:p>
                  </text:list-item>
                  <text:list-item>
                    <text:p>Card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16.825cm" svg:height="9.494cm" svg:x="2.336cm" svg:y="7.345cm">
          <draw:text-box>
            <text:p><text:span text:style-name="T1">World</text:span></text:p>
            <text:list text:style-name="L2">
              <text:list-item>
                <text:p>Imports</text:p>
                <text:list>
                  <text:list-item>
                    <text:p>Hello</text:p>
                  </text:list-item>
                </text:list>
              </text:list-item>
              <text:list-item>
                <text:p>Props</text:p>
                <text:list>
                  <text:list-item>
                    <text:p>greet</text:p>
                  </text:list-item>
                </text:list>
              </text:list-item>
              <text:list-item>
                <text:p>State</text:p>
                <text:list>
                  <text:list-item>
                    <text:p>currentGreeting</text:p>
                  </text:list-item>
                  <text:list-item>
                    <text:p>value</text:p>
                  </text:list-item>
                </text:list>
              </text:list-item>
              <text:list-item>
                <text:p>Functions</text:p>
                <text:list>
                  <text:list-item>
                    <text:p>slangGreet</text:p>
                  </text:list-item>
                  <text:list-item>
                    <text:p>hindiGreet</text:p>
                  </text:list-item>
                  <text:list-item>
                    <text:p>handleNameChange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7.554cm" svg:height="3.806cm" svg:x="10.536cm" svg:y="8.245cm">
          <draw:text-box>
            <text:p><text:span text:style-name="T1">Hello</text:span></text:p>
            <text:list text:style-name="L2">
              <text:list-item>
                <text:p>Props</text:p>
                <text:list>
                  <text:list-item>
                    <text:p>greet</text:p>
                  </text:list-item>
                  <text:list-item>
                    <text:p>message</text:p>
                  </text:list-item>
                </text:list>
                <text:p/>
              </text:list-item>
            </text:list>
          </draw:text-box>
        </draw:frame>
        <draw:frame draw:style-name="gr5" draw:text-style-name="P1" draw:layer="layout" svg:width="7.554cm" svg:height="5.228cm" svg:x="2.369cm" svg:y="17.512cm">
          <draw:text-box>
            <text:p><text:span text:style-name="T1">Card</text:span></text:p>
            <text:list text:style-name="L2">
              <text:list-item>
                <text:p>Props</text:p>
                <text:list>
                  <text:list-item>
                    <text:p>className</text:p>
                  </text:list-item>
                  <text:list-item>
                    <text:p>children</text:p>
                  </text:list-item>
                  <text:list-item>
                    <text:p>onClick</text:p>
                  </text:list-item>
                  <text:list-item>
                    <text:p>plain</text:p>
                  </text:list-item>
                </text:list>
                <text:p/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07:41:16.522908283</meta:creation-date>
    <dc:date>2016-11-21T13:16:46.731397248</dc:date>
    <meta:editing-duration>PT6M38S</meta:editing-duration>
    <meta:editing-cycles>3</meta:editing-cycles>
    <meta:generator>LibreOffice/5.2.2.2$Linux_X86_64 LibreOffice_project/20m0$Build-2</meta:generator>
    <meta:document-statistic meta:object-count="5"/>
  </office:meta>
</office:document-meta>
</file>